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673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7102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fo:color="#6a3e3e"/>
    </style:style>
    <style:style style:name="T3" style:family="text">
      <style:text-properties style:font-name-complex="Monospace" style:font-size-asian="10pt" style:font-size-complex="10pt" style:font-name="Monospace" fo:font-size="10pt" style:font-name-asian="Monospace" fo:color="#000000"/>
    </style:style>
    <style:style style:name="T4" style:family="text">
      <style:text-properties style:font-name-complex="Monospace" style:font-size-asian="10pt" style:font-size-complex="10pt" style:font-name="Monospace" fo:font-size="10pt" style:font-name-asian="Monospace" fo:color="#6a3e3e"/>
    </style:style>
    <style:style style:name="T5" style:family="text">
      <style:text-properties fo:font-size="10pt" style:font-name-asian="Monospace" style:font-name-complex="Monospace" style:font-size-asian="10pt" style:font-size-complex="10pt" style:font-name="Monospace" fo:color="#000000"/>
    </style:style>
    <style:style style:name="T6" style:family="text">
      <style:text-properties fo:font-size="10pt" style:font-name-asian="Monospace" style:font-name-complex="Monospace" style:font-size-asian="10pt" style:font-size-complex="10pt" style:font-name="Monospace" fo:color="#6a3e3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5"/>
        <table:table-row table:style-name="ro1">
          <table:table-cell table:style-name="Default"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Key = null</text:p>
          </table:table-cell>
          <table:table-cell table:style-name="Default" office:value-type="string" calcext:value-type="string">
            <text:p>Key = leer</text:p>
          </table:table-cell>
          <table:table-cell table:style-name="Default" office:value-type="string" calcext:value-type="string">
            <text:p>Key = duplicate</text:p>
          </table:table-cell>
          <table:table-cell table:style-name="Default" office:value-type="string" calcext:value-type="string">
            <text:p>CD = null</text:p>
          </table:table-cell>
          <table:table-cell table:style-name="Default" office:value-type="string" calcext:value-type="string">
            <text:p>CD = leer</text:p>
          </table:table-cell>
          <table:table-cell table:style-name="Default" office:value-type="string" calcext:value-type="string">
            <text:p>CD = duplicate</text:p>
          </table:table-cell>
          <table:table-cell table:style-name="Default" office:value-type="string" calcext:value-type="string">
            <text:p>Inconsistenz</text:p>
          </table:table-cell>
        </table:table-row>
        <table:table-row table:style-name="ro1">
          <table:table-cell table:style-name="ce1"/>
          <table:table-cell table:style-name="Default" table:number-columns-repeated="7"/>
        </table:table-row>
        <table:table-row table:style-name="ro2">
          <table:table-cell office:value-type="string" calcext:value-type="string">
            <text:p><text:span text:style-name="T1">getDetails(String </text:span><text:span text:style-name="T2">key</text:span><text:span text:style-name="T1">);</text:span>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pan text:style-name="T3">keyInUse(String </text:span><text:span text:style-name="T4">key</text:span><text:span text:style-name="T3">);</text:span>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pan text:style-name="T3">addDetails(ContactDetails </text:span><text:span text:style-name="T4">details</text:span><text:span text:style-name="T3">);</text:span>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<text:span text:style-name="T5">changeDetails(String </text:span><text:span text:style-name="T6">oldKey</text:span><text:span text:style-name="T5">, ContactDetails </text:span><text:span text:style-name="T6">details</text:span><text:span text:style-name="T5">);</text:span>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search(String </text:span><text:span text:style-name="T2">keyPrefix</text:span><text:span text:style-name="T1">);</text:span>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getNumberOfEntries();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pan text:style-name="T3">removeDetails(String </text:span><text:span text:style-name="T4">key</text:span><text:span text:style-name="T3">);</text:span>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</meta:initial-creator>
    <meta:creation-date>2015-04-22T11:40:33.282566545</meta:creation-date>
    <dc:date>2015-04-22T13:26:34.048383064</dc:date>
    <dc:creator>roberto </dc:creator>
    <meta:editing-duration>PT29M58S</meta:editing-duration>
    <meta:editing-cycles>1</meta:editing-cycles>
    <meta:document-statistic meta:table-count="1" meta:cell-count="30" meta:object-count="0"/>
    <meta:generator>LibreOffice/4.3.3.2$Linux_X86_64 LibreOffice_project/430m0$Build-2</meta:generator>
  </office:meta>
</office:document-meta>
</file>